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87.46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6pt"/>
    </style:style>
    <style:style style:name="co6" style:family="table-column">
      <style:table-column-properties fo:break-before="auto" style:column-width="565.94pt"/>
    </style:style>
    <style:style style:name="co7" style:family="table-column">
      <style:table-column-properties fo:break-before="auto" style:column-width="171.01pt"/>
    </style:style>
    <style:style style:name="co8" style:family="table-column">
      <style:table-column-properties fo:break-before="auto" style:column-width="116.11pt"/>
    </style:style>
    <style:style style:name="co9" style:family="table-column">
      <style:table-column-properties fo:break-before="auto" style:column-width="266.6pt"/>
    </style:style>
    <style:style style:name="co10" style:family="table-column">
      <style:table-column-properties fo:break-before="auto" style:column-width="351.21pt"/>
    </style:style>
    <style:style style:name="co11" style:family="table-column">
      <style:table-column-properties fo:break-before="auto" style:column-width="172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Extruder" table:style-name="ta1" table:print-ranges="Extruder.A3:Extruder.F38"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Filament extruder Bill of Material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Frame, extru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5/8” slotted hole strut channel</text:p>
          </table:table-cell>
          <table:table-cell table:style-name="ce3" office:value-type="string" calcext:value-type="string">
            <text:p>24”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rame base</text:p>
          </table:table-cell>
          <table:table-cell table:number-columns-repeated="2"/>
          <table:table-cell office:value-type="string" calcext:value-type="string">
            <text:p>http://www.mcmaster.com/#3310t475/=wjtfi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/2” x 2-1/2” x 1/4” angle</text:p>
          </table:table-cell>
          <table:table-cell table:style-name="ce3" office:value-type="string" calcext:value-type="string">
            <text:p>4”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otor and extruder brackets</text:p>
          </table:table-cell>
          <table:table-cell table:number-columns-repeated="2"/>
          <table:table-cell office:value-type="string" calcext:value-type="string">
            <text:p>http://www.mcmaster.com/#9017k79/=wjtg2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/8” ship auger, 17-18” long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ruder auger</text:p>
          </table:table-cell>
          <table:table-cell table:number-columns-repeated="2"/>
          <table:table-cell office:value-type="string" calcext:value-type="string">
            <text:p>http://www.mcmaster.com/#2818a12/=wjudd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brass medium pressure cap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ruder nozzle</text:p>
          </table:table-cell>
          <table:table-cell table:number-columns-repeated="2"/>
          <table:table-cell office:value-type="string" calcext:value-type="string">
            <text:p>http://www.mcmaster.com/#50785k164/=wjug3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threaded rod</text:p>
          </table:table-cell>
          <table:table-cell table:style-name="ce3" office:value-type="string" calcext:value-type="string">
            <text:p>3”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ixing floor flanges to brackets</text:p>
          </table:table-cell>
          <table:table-cell table:number-columns-repeated="2"/>
          <table:table-cell office:value-type="string" calcext:value-type="string">
            <text:p>http://www.mcmaster.com/#98841a029/=wjun2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threaded rod</text:p>
          </table:table-cell>
          <table:table-cell table:style-name="ce3" office:value-type="string" calcext:value-type="string">
            <text:p>9”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xing all three floor flanges together</text:p>
          </table:table-cell>
          <table:table-cell table:number-columns-repeated="2"/>
          <table:table-cell office:value-type="string" calcext:value-type="string">
            <text:p>hardware sto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black iron floor flang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hermal and torque breaks</text:p>
          </table:table-cell>
          <table:table-cell table:number-columns-repeated="2"/>
          <table:table-cell office:value-type="string" calcext:value-type="string">
            <text:p>http://www.amazon.com/LDR-310-F-12-Flange-2-Inch/dp/B000FPASJ8/ref=pd_sim_sbs_indust_2?ie=UTF8&amp;refRID=1F7DF930S0HV58W2QG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nipple, threaded both ends</text:p>
          </table:table-cell>
          <table:table-cell table:style-name="ce3" office:value-type="string" calcext:value-type="string">
            <text:p>6”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Extruder barrel, feed barrel</text:p>
          </table:table-cell>
          <table:table-cell table:number-columns-repeated="2"/>
          <table:table-cell office:value-type="string" calcext:value-type="string">
            <text:p>http://www.mcmaster.com/#44615k484/=wjulv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nuts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ttp://www.mcmaster.com/#90473a029/=wju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washers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http://www.mcmaster.com/#92141a029/=wjup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¼' – 20 7/8” OD fender washers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hrust bearing retainers</text:p>
          </table:table-cell>
          <table:table-cell table:number-columns-repeated="2"/>
          <table:table-cell office:value-type="string" calcext:value-type="string">
            <text:p>http://www.mcmaster.com/#91090a107/=wjur3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” wheel bearing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hrust bearing</text:p>
          </table:table-cell>
          <table:table-cell/>
          <table:table-cell office:value-type="string" calcext:value-type="string">
            <text:p>Bearing block may need to be modified depending on OD or outer race</text:p>
          </table:table-cell>
          <table:table-cell office:value-type="string" calcext:value-type="string">
            <text:p>http://www.amazon.com/Martin-Wheel-BK-1-Bearing-Repair/dp/B00C1ZQT6G/ref=sr_1_6?s=automotive&amp;ie=UTF8&amp;qid=1427826643&amp;sr=1-6&amp;keywords=1+inch+wheel+bea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pton tape</text:p>
          </table:table-cell>
          <table:table-cell table:style-name="ce3" table:number-columns-repeated="2"/>
          <table:table-cell office:value-type="string" calcext:value-type="string">
            <text:p>Fixing nichrome to bar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2” fiberglass pipe insulation</text:p>
          </table:table-cell>
          <table:table-cell table:style-name="ce3" office:value-type="string" calcext:value-type="string">
            <text:p>5”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t end insulator</text:p>
          </table:table-cell>
          <table:table-cell table:number-columns-repeated="2"/>
          <table:table-cell office:value-type="string" calcext:value-type="string">
            <text:p>http://www.mcmaster.com/#5556k31/=ww86u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 bearing block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hrust bearing b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eed chut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 - 20 strut channel nut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ixing angle brackets to strut</text:p>
          </table:table-cell>
          <table:table-cell table:number-columns-repeated="2"/>
          <table:table-cell office:value-type="string" calcext:value-type="string">
            <text:p>http://www.mcmaster.com/#3259t31/=z2wsy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strut channel nut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xing hanger bracket to strut</text:p>
          </table:table-cell>
          <table:table-cell table:number-columns-repeated="2"/>
          <table:table-cell office:value-type="string" calcext:value-type="string">
            <text:p>http://www.mcmaster.com/#3259t31/=z2wsy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ger bracket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anging extruder</text:p>
          </table:table-cell>
          <table:table-cell/>
          <table:table-cell office:value-type="string" calcext:value-type="string">
            <text:p>manufactured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AC-powered versio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22 rpm AC gear motor, 110V w/speed control, bracket and mounting screws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ruder drive motor</text:p>
          </table:table-cell>
          <table:table-cell table:number-columns-repeated="2"/>
          <table:table-cell office:value-type="string" calcext:value-type="string">
            <text:p>http://www.amazon.com/21rpm-Factory-Motor-Controller-Bracket/dp/B00G34C37A/ref=sr_1_24?s=lamps-light&amp;ie=UTF8&amp;qid=1427820626&amp;sr=1-24&amp;keywords=120w+110v+gear+mo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mm rigid shaft coupling w/ keyway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395t512/=wjtj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/16” deep socket, 1/4” driv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543a76/=wjuc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 temperature controller, thermocouple, SS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t end temperature control</text:p>
          </table:table-cell>
          <table:table-cell table:number-columns-repeated="2"/>
          <table:table-cell office:value-type="string" calcext:value-type="string">
            <text:p>http://www.amazon.com/dp/B00RMDZVNO?psc=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AWG glass insulated Nichrome wire, 8 ohm/ft</text:p>
          </table:table-cell>
          <table:table-cell table:style-name="ce3" office:value-type="string" calcext:value-type="string">
            <text:p>17'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table:number-columns-repeated="7"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C-powered versio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20-25rpm, 120W 24VDC gear moto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ruder drive motor</text:p>
          </table:table-cell>
          <table:table-cell table:number-columns-repeated="2"/>
          <table:table-cell office:value-type="string" calcext:value-type="string">
            <text:p>http://www.aliexpress.com/item/5D120GN-C-DC-Permanent-Magnet-Reducer-Gear-Motor-Big-Power-Reverse-Motor-120W-12V-24V/32283520834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mm rigid shaft coupling w/ keyway one side bored to 13mm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395t412/=ww8e8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 temperature controller (FilaWinder controller)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t end temperature control</text:p>
          </table:table-cell>
          <table:table-cell table:number-columns-repeated="2"/>
          <table:table-cell office:value-type="string" calcext:value-type="string">
            <text:p>http://www.filastruder.com/products/filawi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 MOSFET circuit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t end temperature control</text:p>
          </table:table-cell>
          <table:table-cell table:number-columns-repeated="2"/>
          <table:table-cell office:value-type="string" calcext:value-type="string">
            <text:p>http://www.amazon.com/IRF520-Button-MOSFET-Arduino-Raspberry/dp/B00W8TXEAE/ref=sr_1_12?ie=UTF8&amp;qid=1429905468&amp;sr=8-12&amp;keywords=arduino+mosf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AWG glass insulated Nichrome wire, 8 ohm/ft</text:p>
          </table:table-cell>
          <table:table-cell table:style-name="ce3" office:value-type="string" calcext:value-type="string">
            <text:p>3'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xtruder barrel heating element</text:p>
          </table:table-cell>
          <table:table-cell/>
          <table:table-cell office:value-type="string" calcext:value-type="string">
            <text:p>Four lengths in paralle for a total of ~96W</text:p>
          </table:table-cell>
          <table:table-cell office:value-type="string" calcext:value-type="string">
            <text:p>https://ultimachine.com/content/31-awg-nichrome-wire-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 type thermocouple and amplifie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://www.amazon.com/MAX6675-Module-Thermocouple-Sensor-Arduino/dp/B00MPEUVSK/ref=sr_1_1?s=industrial&amp;ie=UTF8&amp;qid=1429906415&amp;sr=1-1&amp;keywords=arduino+thermocouple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0/13/15 Build:</text:p>
          </table:table-cell>
          <table:table-cell office:value-type="string" calcext:value-type="string">
            <text:p>In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5/8” stru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1/2” x 2-1/2” angle, drilled per motor mount draw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”-18 x 1”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tor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” flat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tor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-18 strut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tor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1/2” x 2-1/2” angle, drilled per flange mount draw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r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”-18 x 1”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ar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” flat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ar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-18 strut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ar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2” NPT floor fla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ar flange</text:p>
          </table:table-cell>
          <table:table-cell office:value-type="string" calcext:value-type="string">
            <text:p>Anvil 87001638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” wheel bearing (tapered roller bearing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ust bearing</text:p>
          </table:table-cell>
          <table:table-cell office:value-type="string" calcext:value-type="string">
            <text:p>http://www.amazon.com/Fulton-Trailer-Wheel-Bearing-1-Inch/dp/B000KOPQ28/ref=pd_sim_sbs_328_1?ie=UTF8&amp;refRID=09T2Q3PC3DSH02Y9TCF8&amp;dpID=417Sw9wyZPL&amp;dpSrc=sims&amp;preST=_AC_UL160_SR160%2C160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ted bearing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ust bea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bearing bush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ust bea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-20 x 2”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 bearing/rear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-20 x 1-3/4”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 bearing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 flat washe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hrust bearing/rear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 oversized washer (0.875” od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ust bearing/rear flange mount</text:p>
          </table:table-cell>
          <table:table-cell office:value-type="string" calcext:value-type="string">
            <text:p>http://www.mcmaster.com/#91090a107/=zd3dv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4”-20 hex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ust bearing/rear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1/2” x 2-1/2” angle, drilled per flange mount draw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”-18 x 1”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” flat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/16-18 strut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-20 x 2-1/2” threaded ro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-20 x 1-1/2”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 - 20 hex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 flat was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ont flange mount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/2” NPT floor flange deep ta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ont flan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2” NPT nipple, 6” lo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t 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ga 8 ohm/ft glass insulated Nichrome wir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t 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pton tape</text:p>
          </table:table-cell>
          <table:table-cell table:number-columns-repeated="2"/>
          <table:table-cell office:value-type="string" calcext:value-type="string">
            <text:p>Hot 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2” NPT medium pressure brass cap with 1.5mm ho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t 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2” NPT nipple, 6” long with 1-1/2” x 1/2” slot cut 1-1/4” from e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d 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mm diameter keyed rigid coupling one side bored to 1/2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tor – auger coupling</text:p>
          </table:table-cell>
          <table:table-cell table:number-columns-repeated="1019"/>
        </table:table-row>
      </table:table>
      <table:table table:name="Winder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Ser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 guide</text:p>
          </table:table-cell>
          <table:table-cell table:number-columns-repeated="2"/>
          <table:table-cell office:value-type="string" calcext:value-type="string">
            <text:p>https://www.adafruit.com/products/155</text:p>
          </table:table-cell>
        </table:table-row>
        <table:table-row table:style-name="ro3">
          <table:table-cell office:value-type="string" calcext:value-type="string">
            <text:p>FilaWinder electronics k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, sensor, cable</text:p>
          </table:table-cell>
          <table:table-cell/>
          <table:table-cell office:value-type="string" calcext:value-type="string">
            <text:p>This needs to be replaced with something better</text:p>
          </table:table-cell>
          <table:table-cell office:value-type="string" calcext:value-type="string">
            <text:p>http://www.filastruder.com/products/filawinder</text:p>
          </table:table-cell>
        </table:table-row>
        <table:table-row table:style-name="ro2">
          <table:table-cell office:value-type="string" calcext:value-type="string">
            <text:p>Momentary contact push button switc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k-ohm potentio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ST rocker sw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pin header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 pin head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male crimp e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” x 1/8” aluminum strip</text:p>
          </table:table-cell>
          <table:table-cell office:value-type="string" calcext:value-type="string">
            <text:p>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8zz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8 hex head cap screw</text:p>
          </table:table-cell>
          <table:table-cell office:value-type="string" calcext:value-type="string">
            <text:p>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8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bearing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spool gear (larg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mall g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 screw for small g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 screw for small g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 moto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mm diameter Nd mag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rotation 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filament guide a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ing coil on spo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2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rvo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25mm flat-head socket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contro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nsor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nsor shr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fan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fan shr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mm box f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- 20 threaded rod</text:p>
          </table:table-cell>
          <table:table-cell office:value-type="string" calcext:value-type="string">
            <text:p>36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- 20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threaded rod moun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2” - 13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2”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FE tubing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filament gui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25mm socket head cap screw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ensor arr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2"/>
          <table:table-cell office:value-type="string" calcext:value-type="string">
            <text:p>http://www.digikey.com/product-detail/en/TSL1406R/TSL1406-R-ND/3095064</text:p>
          </table:table-cell>
        </table:table-row>
        <table:table-row table:style-name="ro1">
          <table:table-cell office:value-type="string" calcext:value-type="string">
            <text:p>Linear sensor 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/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Printed control board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3 x 10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 board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 board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on wire</text:p>
          </table:table-cell>
          <table:table-cell table:number-columns-repeated="2"/>
          <table:table-cell office:value-type="string" calcext:value-type="string">
            <text:p>Variou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C-powered ver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2VDC 30 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2"/>
          <table:table-cell office:value-type="string" calcext:value-type="string">
            <text:p>http://www.aliexpress.com/item/24V-6mm-Diameter-Shaft-2-Pins-Terminal-30RPM-Gearbox-DC-Gear-Motor/32238311086.html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DC-powered vers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VDC 30 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2"/>
          <table:table-cell office:value-type="string" calcext:value-type="string">
            <text:p>http://www.aliexpress.com/item/JL-37B3540-216-2430-Electric-Replacing-DC24V-30RPM-DC-Gear-Motor/32323787933.html</text:p>
          </table:table-cell>
        </table:table-row>
      </table:table>
      <table:table table:name="QC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2” x 1/8” aluminum strip</text:p>
          </table:table-cell>
          <table:table-cell office:value-type="string" calcext:value-type="string">
            <text:p>7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torque potentio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ry enco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x 25mm hex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ler roll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nu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dler roller shaf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5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ssor roll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105zz ball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sor and idler roll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105zz ball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r bear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X 20mm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v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v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tooth GT2 pulley w/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belt</text:p>
          </table:table-cell>
          <table:table-cell office:value-type="string" calcext:value-type="string">
            <text:p>4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encoder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 le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 filament g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2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-to-leng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out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 in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ion wire</text:p>
          </table:table-cell>
          <table:table-cell table:number-columns-repeated="2"/>
          <table:table-cell office:value-type="string" calcext:value-type="string">
            <text:p>Vari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x 16 LCD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CD I2C back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Required since insufficient number of pins available on Arduino</text:p>
          </table:table-cell>
          <table:table-cell/>
        </table:table-row>
      </table:table>
      <table:table table:name="electronics" table:style-name="ta1"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pec/Similar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VR (version?)</text:p>
          </table:table-cell>
          <table:table-cell/>
        </table:table-row>
        <table:table-row table:style-name="ro1">
          <table:table-cell office:value-type="string" calcext:value-type="string">
            <text:p>Heater power swit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igh power FET (STM STP55NF06)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pool winder motor power swit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w power FET (STM STP55NF06)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Rotary encoder with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Bourns PEC12R-4120F-S0012)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1602 LCD Panel w/ I2C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see aliexpress.com)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Length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0 step low torque rotary encoder (see aliexpress.com)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string" calcext:value-type="string">
            <text:p>Diameter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w torque linear taper potentiometer (Bourns series....)</text:p>
          </table:table-cell>
          <table:table-cell/>
        </table:table-row>
        <table:table-row table:style-name="ro1">
          <table:table-cell office:value-type="string" calcext:value-type="string">
            <text:p>Spool wind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V DC gearmotor (see aliexpress.com)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string" calcext:value-type="string">
            <text:p>Spool rota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all effect sensor (Optek OH090U)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Auger rota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all effect sensor (Optek OH090U)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Drop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sensor array, TSL1406R (see mouser.com)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string" calcext:value-type="string">
            <text:p>Drop sensor illum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 (see any)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rop sensor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45-20XUR (see digikey.com)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Hot end temperature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495 (see digikey.com)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Hot end temperature thermocou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k thermocouple (see amazon.com)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Main controlle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Drop senso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Thermocouple amplifie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Not electron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ol rotation sensor 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” X 1/4” Nd magnet (see K&amp;J magnetics)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uger rotation sensor 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” X 1/4” Nd magnet (see K&amp;J magnetics)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iameter measurement sensor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tooth GT2 pulley (see robotdigg.com)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Diameter measurement idler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105zz (see robotdigg.com)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ameter measurement idler flanged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105zz (see amazon.com)</text:p>
          </table:table-cell>
          <table:table-cell office:value-type="float" office:value="1.19" calcext:value-type="float">
            <text:p>1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09:45:59.754889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2:23:21.441901380</meta:creation-date>
    <dc:date>2015-10-14T09:56:07.127237816</dc:date>
    <meta:editing-duration>P2DT33M44S</meta:editing-duration>
    <meta:editing-cycles>30</meta:editing-cycles>
    <meta:generator>LibreOffice/4.4.4.3$Linux_x86 LibreOffice_project/40m0$Build-3</meta:generator>
    <meta:print-date>2015-10-07T15:49:28.134932971</meta:print-date>
    <meta:document-statistic meta:table-count="4" meta:cell-count="1207" meta:object-count="0"/>
  </office:meta>
</office:document-meta>
</file>